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line-height="150%"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line-height="150%"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line-height="150%"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line-height="150%" fo:text-align="start" style:justify-single-word="false"/>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ff3333" fo:font-size="14pt" fo:font-style="italic" style:text-underline-style="none" fo:font-weight="normal" style:font-size-asian="14pt" style:font-style-asian="italic" style:font-weight-asian="normal" style:font-size-complex="14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T5" style:family="text">
      <style:text-properties fo:font-size="14pt" style:text-underline-style="none" fo:font-weight="normal" style:font-size-asian="14pt" style:font-weight-asian="normal" style:font-size-complex="14pt" style:font-weight-complex="normal"/>
    </style:style>
    <style:style style:name="T6"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7" style:family="text">
      <style:text-properties fo:font-size="14pt" fo:font-style="italic" fo:font-weight="normal" fo:background-color="#ffffff" style:font-size-asian="14pt" style:font-style-asian="italic" style:font-weight-asian="normal" style:font-size-complex="14pt" style:font-style-complex="italic" style:font-weight-complex="normal"/>
    </style:style>
    <style:style style:name="T8"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fo:font-weight="normal" fo:background-color="#ffffff" style:font-size-asian="14pt" style:font-weight-asian="normal" style:font-size-complex="14pt" style:font-weight-complex="normal"/>
    </style:style>
    <style:style style:name="T11"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vent manager</text:p>
      <text:p text:style-name="P1">Internship Pre-selection Summer 2018</text:p>
      <text:p text:style-name="P1"/>
      <text:p text:style-name="P8"><text:span text:style-name="T12">Summary</text:span>: <text:span text:style-name="T4">In order to start the project one must 1) Change the Connection String in EventManager.Data/Configuration.cs; 2) Build the project; 3) Set the EventManager.App as StartUp project (if it is not set by default);</text:span></text:p>
      <text:p text:style-name="P1"/>
      <text:p text:style-name="P5"><text:span text:style-name="T9">In this document I will describe the funtionality of my assignment and how one should use it fully. I ended up creating a Console Applicaiton. For the completion of the task I used C#'s .NetCore and EntityFrameworkCore. My solution consists of four parts-different projects, according to the </text:span><text:span text:style-name="T7">Separation of Concerns</text:span><text:span text:style-name="T10"> and </text:span><text:span text:style-name="T7">3-tier Architecture</text:span><text:span text:style-name="T10"> principles</text:span><text:span text:style-name="T9">: </text:span><text:span text:style-name="T11">EventManager.App</text:span><text:span text:style-name="T9">, EventManager.Data, EventManager.Engine and EventManager.Models. In the following document I will describe the functionality of each part.</text:span></text:p>
      <text:p text:style-name="P2"/>
      <text:p text:style-name="P5"><text:span text:style-name="T8">EventManager.Models</text:span><text:span text:style-name="T5"> : This is a class library in which I have implemented the Event class, according to the given task. It has the following properties: Id(int), Name(string), Location(string), StartDate(DateTime) and EndDate(DateTime). This data is validated: the Name and Location cannot be null or emtpy, they also have a length minimum of 3 symbols. The StartDate and EndDate will be valid if input in the correct format which is :"dd/MM/yyyy HH:mm:ss".The hours, minutes and seconds are optional, if not input they will have default values: "00:00:00". The EndDate can only be valid if it is after the StartDate. The class is necessary for me to complete the </text:span><text:span text:style-name="T6">Code First</text:span><text:span text:style-name="T5"> approach for database creation. The Exceptions.class contains strings used as parameters for the thrown Argument Exceptions. </text:span></text:p>
      <text:p text:style-name="P4"/>
      <text:p text:style-name="P5"><text:span text:style-name="T8">EventManager.Data</text:span><text:span text:style-name="T5"> :This is also a class library. It has a reference to the EventManager.Models library, because it uses the models in it to create the DB. In order to create it, I have downloaded and installed </text:span><text:span text:style-name="T6">Microsoft.EntityFrameworkCore</text:span><text:span text:style-name="T5"> and </text:span><text:span text:style-name="T6">Microsoft.EntityFrameworkCore.SqlServer NuGet</text:span><text:span text:style-name="T5"> Packages. The database has only one table - ”Events”, with 5 columns. I have created a EventConfig class where I have specified this database's table configuration. The Id is the Key and all other </text:span><text:soft-page-break/><text:span text:style-name="T5">columns are Required. EventManagerContext acts as a DbContext which holds all the data for the DB creation, applying the model configuration and the SQL Server connection. In the case of the latter I have created a static Configuration class,</text:span></text:p>
      <text:p text:style-name="P4">where one should specify the connection string by setting the Server (by default it is “.”), Database name (by default “EventDb”), etc.</text:p>
      <text:p text:style-name="P4"/>
      <text:p text:style-name="P4"><text:span text:style-name="T12">EventManager.Engine</text:span> :Another class library, where I have implemented my <text:span text:style-name="T1">Business Logic</text:span><text:span text:style-name="T4">. It holds references to EventManager.Data and EventManager.Models. The Engine.cs is an instance class with only one field-an EventManagerContext, which is created when the class itself is instantiated. The Engine constructor also ensures that a database with the following specifications (as EventManagerContext) is created. Here are my public methods in order to Create, Update, Delete an event. I have also added another method for printing all existing in the DB events. The Create method takes a string array as parameter, which hold all the information required for an event. With the help of a private method we check if an event with the same name already exists in the DB-if true there is thrown an Exception. It also validates that the given DateTime formats are true. The Update method is quite similar to the latter (it also takes a string array as parameter etc.), but in this case we search for an Event by given Name. If an event with given name doesn't exist in the DB, we have nothing to update-an Exception is thrown. If it does exist, the user should input the required information (Location, StartDate, EndDate) and it is updated accordingly. The Delete method takes only a string as parameter, in this case the Event Name. If there is no event with given name, an Exception is thrown, otherwise the specified event is removed from the DB. I have also added another method PrintAllEvents, which helped me visualize my progress. It takes all events from the DB into a List, ordered by Id and and appends information about every event in that list to a StringBuilder. Unlike the other methods(Create, Update, Delete), which are void, the PrintAllEvents returns a string, in this case the StringBuilder with all the data.</text:span></text:p>
      <text:p text:style-name="P3"/>
      <text:p text:style-name="P3">EventManager.App<text:span text:style-name="T13">: This is a .NetCore Console Application, with only one class-a </text:span><text:soft-page-break/><text:span text:style-name="T13">Laucher.cs, where the Main method is. This is the </text:span><text:span text:style-name="T2">UI Layer</text:span><text:span text:style-name="T13">. It references EventManager.Engine where the </text:span><text:span text:style-name="T2">Business Logic</text:span><text:span text:style-name="T13"> is. In a while(true) loop the user has to input a command, if the command equals "end"(case-insensitive) the loop ends and so does the program. The user can choose between 4 other commands(case-insensitive) : "create", "update", "delete", "print all", which all activate methods with the same name as the command from the Engine.cs. This happens thanks to the instance of the Engine.cs in the Launcher.cs. The first three from the above said commands open an interaction with the Console where the user has to input the necessary data such as Event Name, Location etc-this is the </text:span><text:span text:style-name="T3">Read feature</text:span><text:span text:style-name="T13">. I just want to point out one more time that the StartDate and EndDate must be in the format :"dd/MM/yyyy HH:mm:ss". The fourth command only prints the result(all events) on the Console. If an exception is thrown the message will be displayed on the Console, allowing the user to understand his mistake and continue working with the app. The program ends with the input of command "end".</text:span></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vgeni Dinev</meta:initial-creator>
    <meta:creation-date>2018-06-12T22:05:14.51</meta:creation-date>
    <dc:date>2018-06-13T17:48:55.56</dc:date>
    <dc:creator>Evgeni Dinev</dc:creator>
    <meta:editing-duration>PT6H30M37S</meta:editing-duration>
    <meta:editing-cycles>11</meta:editing-cycles>
    <meta:generator>OpenOffice/4.1.2$Win32 OpenOffice.org_project/412m3$Build-9782</meta:generator>
    <meta:document-statistic meta:table-count="0" meta:image-count="0" meta:object-count="0" meta:page-count="3" meta:paragraph-count="9" meta:word-count="866" meta:character-count="5440"/>
  </office:meta>
</office:document-meta>
</file>